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28">
      <style:paragraph-properties fo:margin-top="0in" fo:margin-bottom="0in"/>
    </style:style>
    <style:style style:name="P32" style:family="paragraph" style:parent-style-name="Text_20_body" style:list-style-name="L29">
      <style:paragraph-properties fo:margin-top="0in" fo:margin-bottom="0in"/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Text_20_body" style:list-style-name="L32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33">
      <style:paragraph-properties fo:margin-top="0in" fo:margin-bottom="0in"/>
    </style:style>
    <style:style style:name="P73" style:family="paragraph" style:parent-style-name="Text_20_body" style:list-style-name="L34">
      <style:paragraph-properties fo:margin-top="0in" fo:margin-bottom="0in"/>
    </style:style>
    <style:style style:name="P74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VBA</text:p>
      <text:p text:style-name="Subtitle">Estudo dirigido de Macro e VBA</text:p>
      <text:p text:style-name="Author">Sergio Pedro R Oliveira</text:p>
      <text:p text:style-name="Date">26 janeiro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Macro e <text:span text:style-name="T1">VBA</text:span> Excel.<text:line-break/></text:p>
      <text:h text:style-name="Heading_20_1" text:outline-level="1"><text:bookmark-start text:name="macros"/>2 MACROS<text:bookmark-end text:name="macros"/></text:h>
      <text:h text:style-name="Heading_20_2" text:outline-level="2"><text:bookmark-start text:name="diferenças-entre-macros-e-vba"/>2.1 Diferenças entre Macros e <text:span text:style-name="T1">VBA</text:span><text:line-break/><text:bookmark-end text:name="diferenças-entre-macros-e-vba"/></text:h>
      <text:list text:style-name="L1">
        <text:list-item>
          <text:p text:style-name="P1">Macros:<text:line-break/></text:p>
          <text:list text:style-name="L2">
            <text:list-item>
              <text:p text:style-name="P2">Script para automatização de tarefas.<text:line-break/></text:p>
            </text:list-item>
            <text:list-item>
              <text:p text:style-name="P2">Gravar sequências de ações e transformar em um script ou comandos (macros).<text:line-break/></text:p>
            </text:list-item>
            <text:list-item>
              <text:p text:style-name="P2">Não necessita de conhecimento de programação.<text:line-break/></text:p>
            </text:list-item>
          </text:list>
        </text:list-item>
        <text:list-item>
          <text:p text:style-name="P1"><text:span text:style-name="T1">VBA</text:span> (<text:span text:style-name="T2">Visual Basic for Application</text:span>):<text:line-break/></text:p>
          <text:list text:style-name="L3">
            <text:list-item>
              <text:p text:style-name="P3">Linguagem de programação de script do Excel.<text:line-break/></text:p>
            </text:list-item>
          </text:list>
        </text:list-item>
      </text:list>
      <text:h text:style-name="Heading_20_2" text:outline-level="2"><text:bookmark-start text:name="habilitar-opção-desenvolvedor"/>2.2 Habilitar opção desenvolvedor<text:bookmark-end text:name="habilitar-opção-desenvolvedor"/></text:h>
      <text:p text:style-name="First_20_paragraph">Excel &gt; Arquivo &gt; Opções &gt; Personalizar faixa de opções &gt; (marcar opção) Desenvolvedor<text:line-break/></text:p>
      <text:p text:style-name="FigureWithCaption"><draw:frame draw:name="img1" svg:width="1159.2605042016808pt" svg:height="615.3277310924369pt"><draw:image xlink:href="Pictures/0.png" xlink:type="simple" xlink:show="embed" xlink:actuate="onLoad"/></draw:frame></text:p>
      <text:p text:style-name="FigureCaption">Habilitar opção de Desenvolvedor.</text:p>
      <text:p text:style-name="Pagebreak"/>
      <text:h text:style-name="Heading_20_2" text:outline-level="2"><text:bookmark-start text:name="gravar-macro"/>2.3 Gravar Macro<text:bookmark-end text:name="gravar-macro"/></text:h>
      <text:list text:style-name="L4">
        <text:list-item>
          <text:p text:style-name="P4">Três opções para abrir uma gravação de uma Macro:<text:line-break/></text:p>
        </text:list-item>
      </text:list>
      <text:list text:style-name="L5">
        <text:list-item>
          <text:p text:style-name="P5">Primeira opção:<text:line-break/>Na aba Desenvolvedor, opção “Gravar macro”.<text:line-break/></text:p>
        </text:list-item>
      </text:list>
      <text:p text:style-name="FigureWithCaption"><draw:frame draw:name="img2" svg:width="1160.4705882352941pt" svg:height="248.0672268907563pt"><draw:image xlink:href="Pictures/1.png" xlink:type="simple" xlink:show="embed" xlink:actuate="onLoad"/></draw:frame></text:p>
      <text:p text:style-name="FigureCaption">Primeira opção para gravar macro.</text:p>
      <text:list text:style-name="L6">
        <text:list-item>
          <text:p text:style-name="P6">Segunda opção:<text:line-break/>Na aba Exibir, dentro da opção “Macros”, tem a opção “Gravar macro”.<text:line-break/></text:p>
        </text:list-item>
      </text:list>
      <text:p text:style-name="FigureWithCaption"><draw:frame draw:name="img3" svg:width="1160.4705882352941pt" svg:height="266.218487394958pt"><draw:image xlink:href="Pictures/2.png" xlink:type="simple" xlink:show="embed" xlink:actuate="onLoad"/></draw:frame></text:p>
      <text:p text:style-name="FigureCaption">Segunda opção para gravar macro.</text:p>
      <text:list text:style-name="L7">
        <text:list-item>
          <text:p text:style-name="P7">Terceira opção:<text:line-break/>No rodapé esquerdo tem um icone para gravar macro.<text:line-break/></text:p>
        </text:list-item>
      </text:list>
      <text:p text:style-name="FigureWithCaption"><draw:frame draw:name="img4" svg:width="1161.6806722689075pt" svg:height="131.2941176470588pt"><draw:image xlink:href="Pictures/3.png" xlink:type="simple" xlink:show="embed" xlink:actuate="onLoad"/></draw:frame></text:p>
      <text:p text:style-name="FigureCaption">Terceira opção para gravar macro.</text:p>
      <text:p text:style-name="Pagebreak"/>
      <text:list text:style-name="L8">
        <text:list-item>
          <text:p text:style-name="P8">Tela inicial de gravação de Macro:<text:line-break/></text:p>
          <text:list text:style-name="L9">
            <text:list-item>
              <text:p text:style-name="P9"><text:span text:style-name="T2">Nome da macro</text:span>:<text:line-break/></text:p>
              <text:list text:style-name="L10">
                <text:list-item>
                  <text:p text:style-name="P10">Inserir o nome da Macro.<text:line-break/></text:p>
                </text:list-item>
                <text:list-item>
                  <text:p text:style-name="P10">Não aceita espaço, logo, ou colar o nome da macro tudo junto (“PrimeiraMacro”), ou usar o underline (“Primeira_Macro”).<text:line-break/></text:p>
                </text:list-item>
              </text:list>
            </text:list-item>
            <text:list-item>
              <text:p text:style-name="P9"><text:span text:style-name="T2">Tecla de atalho</text:span>:<text:line-break/></text:p>
              <text:list text:style-name="L11">
                <text:list-item>
                  <text:p text:style-name="P11">Podemos colocar um atalho para chamar a Macro.<text:line-break/></text:p>
                </text:list-item>
                <text:list-item>
                  <text:p text:style-name="P11">Caso o atalho já esteja em uso, o Excel sugere outro atalho, mas não deixa sobreescrever.<text:line-break/></text:p>
                </text:list-item>
              </text:list>
            </text:list-item>
            <text:list-item>
              <text:p text:style-name="P9"><text:span text:style-name="T2">Armazenar macro em</text:span>:<text:line-break/></text:p>
              <text:list text:style-name="L12">
                <text:list-item>
                  <text:p text:style-name="P12"><text:span text:style-name="T2">Esta pasta de trabalho</text:span><text:line-break/>A Macro funcionará apenas para este arquivo.<text:line-break/></text:p>
                </text:list-item>
                <text:list-item>
                  <text:p text:style-name="P12"><text:span text:style-name="T2">Nova pasta de trabalho</text:span><text:line-break/>Cria a Macro em outra pastas.<text:line-break/></text:p>
                </text:list-item>
                <text:list-item>
                  <text:p text:style-name="P12"><text:span text:style-name="T2">Pasta de trabalho pessoal de macros</text:span><text:line-break/>É criado uma macro global que serve para todos as planilhas.<text:line-break/></text:p>
                </text:list-item>
              </text:list>
            </text:list-item>
            <text:list-item>
              <text:p text:style-name="P9"><text:span text:style-name="T2">Descrição</text:span>:<text:line-break/>Podemos inserir um texto que descreve o que a macro faz.<text:line-break/></text:p>
            </text:list-item>
          </text:list>
        </text:list-item>
      </text:list>
      <text:p text:style-name="FigureWithCaption"><draw:frame draw:name="img5" svg:width="1161.6806722689075pt" svg:height="325.5126050420168pt"><draw:image xlink:href="Pictures/4.png" xlink:type="simple" xlink:show="embed" xlink:actuate="onLoad"/></draw:frame></text:p>
      <text:p text:style-name="FigureCaption">Tela inicial de gravação de macros.</text:p>
      <text:p text:style-name="Pagebreak"/>
      <text:list text:style-name="L13">
        <text:list-item>
          <text:p text:style-name="P13">Gravando Macro:<text:line-break/></text:p>
          <text:list text:style-name="L14">
            <text:list-item>
              <text:p text:style-name="P14">Ao iniciar uma gravação de uma macro, o programa não pega a movimentação do mouse e nem o tempo.<text:line-break/></text:p>
            </text:list-item>
            <text:list-item>
              <text:p text:style-name="P14">O programa pega apenas as tarefas aplicadas.<text:line-break/></text:p>
            </text:list-item>
          </text:list>
        </text:list-item>
        <text:list-item>
          <text:p text:style-name="P13">Encerrando gravação de uma Macro:<text:line-break/></text:p>
        </text:list-item>
      </text:list>
      <text:p text:style-name="FigureWithCaption"><draw:frame draw:name="img6" svg:width="623.7983193277311pt" svg:height="254.11764705882354pt"><draw:image xlink:href="Pictures/5.png" xlink:type="simple" xlink:show="embed" xlink:actuate="onLoad"/></draw:frame></text:p>
      <text:p text:style-name="FigureCaption">Encerrar gravação de Macro, primeira forma.</text:p>
      <text:p text:style-name="FigureWithCaption"><draw:frame draw:name="img7" svg:width="347.29411764705884pt" svg:height="121.00840336134453pt"><draw:image xlink:href="Pictures/6.png" xlink:type="simple" xlink:show="embed" xlink:actuate="onLoad"/></draw:frame></text:p>
      <text:p text:style-name="FigureCaption">Encerrar gravação de Macros, segunda forma.</text:p>
      <text:p text:style-name="Pagebreak"/>
      <text:list text:style-name="L15">
        <text:list-item>
          <text:p text:style-name="P15">Executando uma Macro:<text:line-break/></text:p>
          <text:list text:style-name="L16">
            <text:list-item>
              <text:p text:style-name="P16">Usando o atalho de teclado sugerido.<text:line-break/>Caso tenha esquecido qual o atalho do teclado para determinada Macro, na tela de edição da Macro (tela de <text:span text:style-name="T2">Visual Basic</text:span>), no script da Macro, fica comentado o atalho do teclado.<text:line-break/></text:p>
            </text:list-item>
            <text:list-item>
              <text:p text:style-name="P16">Na aba “<text:span text:style-name="T2">Desenvolvedor</text:span>”, na opção “<text:span text:style-name="T2">Macros</text:span>”. Na tela de “<text:span text:style-name="T2">Macro</text:span>”, selecionar a Macro desejada e apertar a opção “<text:span text:style-name="T2">Executar</text:span>”.<text:line-break/><draw:frame draw:name="img8" svg:width="449.546218487395pt" svg:height="365.4453781512605pt"><draw:image xlink:href="Pictures/7.png" xlink:type="simple" xlink:show="embed" xlink:actuate="onLoad"/></draw:frame></text:p>
            </text:list-item>
          </text:list>
        </text:list-item>
      </text:list>
      <text:p text:style-name="Pagebreak"/>
      <text:h text:style-name="Heading_20_2" text:outline-level="2"><text:bookmark-start text:name="acessando-macros"/>2.4 Acessando Macros<text:bookmark-end text:name="acessando-macros"/></text:h>
      <text:list text:style-name="L17">
        <text:list-item>
          <text:p text:style-name="P17">Para acessar as Macros criadas basta ir na aba “Desenvolvedor”, ou na aba “Exibir”, na opção “Macros”.<text:line-break/></text:p>
        </text:list-item>
      </text:list>
      <text:p text:style-name="FigureWithCaption"><draw:frame draw:name="img9" svg:width="628.6386554621848pt" svg:height="188.7731092436975pt"><draw:image xlink:href="Pictures/8.png" xlink:type="simple" xlink:show="embed" xlink:actuate="onLoad"/></draw:frame></text:p>
      <text:p text:style-name="FigureCaption">Acessando a tela de Macros, opção 1 (aba “Desenvolvedor” &gt; opção “Macros”).</text:p>
      <text:p text:style-name="FigureWithCaption"><draw:frame draw:name="img10" svg:width="1160.4705882352941pt" svg:height="183.32773109243698pt"><draw:image xlink:href="Pictures/9.png" xlink:type="simple" xlink:show="embed" xlink:actuate="onLoad"/></draw:frame></text:p>
      <text:p text:style-name="FigureCaption">Acessando a tela de Macros, opção 2 (aba “Exibir” &gt; opção “Macros”).</text:p>
      <text:p text:style-name="Pagebreak"/>
      <text:list text:style-name="L18">
        <text:list-item>
          <text:p text:style-name="P18">Para acessar o script gerado pela Macro e poder edita-lo, na tela de “<text:span text:style-name="T2">Macros</text:span>”, selecionamos a Macro desejada e procuramos a opção “<text:span text:style-name="T2">Editar</text:span>”. Assim somos enviados para tela do “<text:span text:style-name="T2">Visual Basic</text:span>”.<text:line-break/></text:p>
        </text:list-item>
      </text:list>
      <text:p text:style-name="FigureWithCaption"><draw:frame draw:name="img11" style:rel-width="60.0%" style:rel-height="scale" svg:width="428.3697478991597pt" svg:height="326.7226890756302pt"><draw:image xlink:href="Pictures/10.png" xlink:type="simple" xlink:show="embed" xlink:actuate="onLoad"/></draw:frame></text:p>
      <text:p text:style-name="FigureCaption">Tela de Macros, opção <text:span text:style-name="T2">Editar</text:span>.</text:p>
      <text:p text:style-name="FigureWithCaption"><draw:frame draw:name="img12" style:rel-width="60.0%" style:rel-height="scale" svg:width="1161.6806722689075pt" svg:height="616.5378151260504pt"><draw:image xlink:href="Pictures/11.png" xlink:type="simple" xlink:show="embed" xlink:actuate="onLoad"/></draw:frame></text:p>
      <text:p text:style-name="FigureCaption">Tela de Visual Basic, para editar Macro.</text:p>
      <text:p text:style-name="Pagebreak"/>
      <text:h text:style-name="Heading_20_2" text:outline-level="2"><text:bookmark-start text:name="salvando-arquivo-com-macro"/>2.5 Salvando Arquivo com Macro<text:bookmark-end text:name="salvando-arquivo-com-macro"/></text:h>
      <text:list text:style-name="L19">
        <text:list-item>
          <text:p text:style-name="P19">O Excel por default não salva as Macros criadas em um arquivo Excel.<text:line-break/></text:p>
        </text:list-item>
        <text:list-item>
          <text:p text:style-name="P19">Quando o arquivo é salvo e fechado as Macros são apagadas.<text:line-break/></text:p>
        </text:list-item>
        <text:list-item>
          <text:p text:style-name="P19">Para salvar um arquivo com Macros é necessario:</text:p>
          <text:list text:style-name="L20">
            <text:list-item>
              <text:p text:style-name="P20">ir em “<text:span text:style-name="T2">salvar como</text:span>”.<text:line-break/></text:p>
            </text:list-item>
            <text:list-item>
              <text:p text:style-name="P20">Definir o local de salvamento.<text:line-break/></text:p>
            </text:list-item>
            <text:list-item>
              <text:p text:style-name="P20">Definir um nome para o arquivo.<text:line-break/></text:p>
            </text:list-item>
            <text:list-item>
              <text:p text:style-name="P20">No tipo de arquivo, selecionar a opção:<text:line-break/>“<text:span text:style-name="T2">Pasta de Trabalho Habilitada para Macro do Excel (*.xlsm)</text:span>”<text:line-break/></text:p>
            </text:list-item>
          </text:list>
        </text:list-item>
      </text:list>
      <text:p text:style-name="FigureWithCaption"><draw:frame draw:name="img13" svg:width="980.1680672268908pt" svg:height="277.7142857142857pt"><draw:image xlink:href="Pictures/12.png" xlink:type="simple" xlink:show="embed" xlink:actuate="onLoad"/></draw:frame></text:p>
      <text:p text:style-name="FigureCaption">Salvando arquivo Excel com Macros.</text:p>
      <text:p text:style-name="Pagebreak"/>
      <text:h text:style-name="Heading_20_2" text:outline-level="2"><text:bookmark-start text:name="noção-básica-do-script-das-macros"/>2.6 Noção básica do script das Macros<text:bookmark-end text:name="noção-básica-do-script-das-macros"/></text:h>
      <text:list text:style-name="L21">
        <text:list-item>
          <text:p text:style-name="P21">Adicionar comentários:<text:line-break/></text:p>
          <text:list text:style-name="L22">
            <text:list-item>
              <text:p text:style-name="P22">Para adionar comentários ao script usamos uma aspas simples, tudo que vier depois na linha é um comentário.<text:line-break/></text:p>
            </text:list-item>
            <text:list-item>
              <text:p text:style-name="P22">Como boas práticas normalmente adicionamos:<text:line-break/></text:p>
              <text:list text:style-name="L23">
                <text:list-item>
                  <text:p text:style-name="P23">O nome da função (Macro). (Automático)<text:line-break/></text:p>
                </text:list-item>
                <text:list-item>
                  <text:p text:style-name="P23">Atalho no teclado para executar a Macro. (Automático)<text:line-break/></text:p>
                </text:list-item>
                <text:list-item>
                  <text:p text:style-name="P23">Data de criação.<text:line-break/></text:p>
                </text:list-item>
                <text:list-item>
                  <text:p text:style-name="P23">Quem criou a Macro e o seu contato.<text:line-break/></text:p>
                </text:list-item>
                <text:list-item>
                  <text:p text:style-name="P23">Breve descrição da Macro.<text:line-break/></text:p>
                </text:list-item>
              </text:list>
            </text:list-item>
          </text:list>
        </text:list-item>
        <text:list-item>
          <text:p text:style-name="P21">Seleção:<text:line-break/></text:p>
          <text:list text:style-name="L24">
            <text:list-item>
              <text:p text:style-name="P24">Selecionar célula:<text:line-break/><text:span text:style-name="Source_Text">Range("A1").Select</text:span><text:line-break/></text:p>
            </text:list-item>
            <text:list-item>
              <text:p text:style-name="P24">Selecionar coluna:<text:line-break/><text:span text:style-name="Source_Text">Columns("A:A").Select</text:span><text:line-break/></text:p>
            </text:list-item>
            <text:list-item>
              <text:p text:style-name="P24">Selecionar linhas:<text:line-break/><text:span text:style-name="Source_Text">Rows("1:3").Select</text:span><text:line-break/></text:p>
            </text:list-item>
          </text:list>
        </text:list-item>
        <text:list-item>
          <text:p text:style-name="P21">Zoom:<text:line-break/>Determina o valor do zoom da janela do Excel.<text:line-break/><text:span text:style-name="Source_Text">ActiveWindow.Zoom = 100</text:span><text:line-break/></text:p>
        </text:list-item>
        <text:list-item>
          <text:p text:style-name="P21">Inserir fórmula numa célula ativa (selecionada):<text:line-break/></text:p>
          <text:list text:style-name="L25">
            <text:list-item>
              <text:p text:style-name="P25">Texto:<text:line-break/><text:span text:style-name="Source_Text">ActiveCell.FormulaR1C1 = "Texto"</text:span><text:line-break/></text:p>
            </text:list-item>
            <text:list-item>
              <text:p text:style-name="P25">Fórmula:<text:line-break/><text:span text:style-name="Source_Text">ActiveCell.FormulaR1C1 = "=SUM(4,5)"</text:span><text:line-break/></text:p>
            </text:list-item>
          </text:list>
        </text:list-item>
      </text:list>
      <text:p text:style-name="Pagebreak"/>
      <text:list text:style-name="L26">
        <text:list-item>
          <text:p text:style-name="P26">Formatação básica:<text:line-break/></text:p>
          <text:list text:style-name="L27">
            <text:list-item>
              <text:p text:style-name="P27">Itálico<text:line-break/><text:span text:style-name="Source_Text">Selection.Font.Italic = True | False</text:span><text:line-break/></text:p>
            </text:list-item>
            <text:list-item>
              <text:p text:style-name="P27">Negrito<text:line-break/><text:span text:style-name="Source_Text">Selection.Font.Bold = True | False</text:span><text:line-break/></text:p>
            </text:list-item>
            <text:list-item>
              <text:p text:style-name="P27">Alinhamentos:<text:line-break/>Dentro das células selecionadas pelo comando <text:span text:style-name="Source_Text">with</text:span>:<text:line-break/></text:p>
            </text:list-item>
          </text:list>
          <text:p text:style-name="P28">With Selection</text:p>
          <text:p text:style-name="P29"><text:s text:c="2"/>.Bloco de programação</text:p>
          <text:p text:style-name="P30">End With</text:p>
          <text:list text:style-name="L28">
            <text:list-item>
              <text:p text:style-name="P31">Horzontal<text:line-break/><text:span text:style-name="Source_Text">.HorizontalAlignment = xlRight | xlCenter | xlLeft</text:span><text:line-break/></text:p>
            </text:list-item>
            <text:list-item>
              <text:p text:style-name="P31">Vertical<text:line-break/><text:span text:style-name="Source_Text">.VerticalAlignment = xlTop | xlCenter | xlBottom</text:span><text:line-break/></text:p>
            </text:list-item>
            <text:list-item>
              <text:p text:style-name="P31">Auto-ajuste coluna/linha (Automático)<text:line-break/><text:span text:style-name="Source_Text">Columns("A:A").EntireColumn.AutoFit</text:span><text:line-break/><text:span text:style-name="Source_Text">Rows("1:1").EntireColumn.AutoFit</text:span><text:line-break/></text:p>
            </text:list-item>
          </text:list>
        </text:list-item>
        <text:list-item>
          <text:p text:style-name="P26">Função (Macro):<text:line-break/></text:p>
          <text:list text:style-name="L29">
            <text:list-item>
              <text:p text:style-name="P32">VBA é uma linguagem identada.<text:line-break/></text:p>
            </text:list-item>
            <text:list-item>
              <text:p text:style-name="P32">A função Macro no VBA do Excel é uma função <text:span text:style-name="Source_Text">Sub()</text:span>.<text:line-break/></text:p>
            </text:list-item>
            <text:list-item>
              <text:p text:style-name="P32">Como o nome da Macro é o nome que encontramos na função <text:span text:style-name="Source_Text">Sub()</text:span>, podemos mudar o nome da Macro alterando o nome na função <text:span text:style-name="Source_Text">Sub()</text:span>.<text:line-break/>Exemplo:<text:line-break/>Mudando nome da Macro,<text:line-break/><text:span text:style-name="Source_Text">Sub MinhaPrimeiraMacro()</text:span><text:line-break/>para,<text:line-break/><text:span text:style-name="Source_Text">Sub Minha_Primeira_Macro()</text:span><text:line-break/></text:p>
            </text:list-item>
            <text:list-item>
              <text:p text:style-name="P32">Sintaxe:<text:line-break/></text:p>
            </text:list-item>
          </text:list>
          <text:p text:style-name="P33">Sub nome_da_macro(argumento_s_1, argumento_s_2, ...)</text:p>
          <text:p text:style-name="P34"><text:s text:c="2"/>Bloco de programação</text:p>
          <text:p text:style-name="P35">End Sub</text:p>
        </text:list-item>
      </text:list>
      <text:p text:style-name="Pagebreak"/>
      <text:h text:style-name="Heading_20_2" text:outline-level="2"><text:bookmark-start text:name="simplificando-macros"/>2.7 Simplificando Macros<text:bookmark-end text:name="simplificando-macros"/></text:h>
      <text:h text:style-name="Heading_20_3" text:outline-level="3"><text:bookmark-start text:name="teoria-de-simplificação-de-macros"/>2.7.1 Teoria de simplificação de Macros<text:bookmark-end text:name="teoria-de-simplificação-de-macros"/></text:h>
      <text:list text:style-name="L30">
        <text:list-item>
          <text:p text:style-name="P36">Podemos simplificar Macros ao abrir o script e cortar, ou juntar, trechos que são desnecessarios, ou redundantes. Deixando a Macro mais objetiva.<text:line-break/></text:p>
        </text:list-item>
        <text:list-item>
          <text:p text:style-name="P36">Exemplo de script simplificado:<text:line-break/></text:p>
        </text:list-item>
      </text:list>
      <text:p text:style-name="FigureWithCaption"><draw:frame draw:name="img14" style:rel-width="80.0%" style:rel-height="scale" svg:width="1152.0pt" svg:height="611.09243697479pt"><draw:image xlink:href="Pictures/13.png" xlink:type="simple" xlink:show="embed" xlink:actuate="onLoad"/></draw:frame></text:p>
      <text:p text:style-name="FigureCaption">Script original da Macro.</text:p>
      <text:p text:style-name="FigureWithCaption"><draw:frame draw:name="img15" style:rel-width="80.0%" style:rel-height="scale" svg:width="1148.9747899159663pt" svg:height="610.4873949579832pt"><draw:image xlink:href="Pictures/14.png" xlink:type="simple" xlink:show="embed" xlink:actuate="onLoad"/></draw:frame></text:p>
      <text:p text:style-name="FigureCaption">Script simplificado da Macro.</text:p>
      <text:p text:style-name="Pagebreak"/>
      <text:h text:style-name="Heading_20_3" text:outline-level="3"><text:bookmark-start text:name="técnicas-para-simplificar-macros"/>2.7.2 Técnicas para simplificar Macros<text:bookmark-end text:name="técnicas-para-simplificar-macros"/></text:h>
      <text:list text:style-name="L31">
        <text:list-item>
          <text:p text:style-name="P37">Juntar seleção de célula e inserção de fórmula:<text:line-break/>Ao inves de selecionar uma célula e inserir fórmala separadamente.<text:line-break/></text:p>
          <text:p text:style-name="P38">Range("A1").Select</text:p>
          <text:p text:style-name="P39">ActiveCell.FormulaR1C1 = "Sergio Pedro Rodrigues Oliveira"</text:p>
          <text:p text:style-name="P37">Podemos fazer as duas coisas de uma só vez.<text:line-break/><text:span text:style-name="Source_Text">Range("A1").FormulaR1C1 = "Sergio Pedro Rodrigues Oliveira"</text:span></text:p>
        </text:list-item>
        <text:list-item>
          <text:p text:style-name="P37">Eliminando comandos desnecessários da formatação básica:<text:line-break/>Existem determinados comandos que são gerados automaticamente quando desejamos fazer formatação do alinhamento do texto numa célula, dentro do comando <text:span text:style-name="Source_Text">with selection</text:span>, nem todos esses comandos são necessarios.<text:line-break/></text:p>
          <text:p text:style-name="P40">With Selection</text:p>
          <text:p text:style-name="P41"><text:s text:c="2"/>.HorizontalAlignment = xlGeneral</text:p>
          <text:p text:style-name="P42"><text:s text:c="2"/>.VerticalAlignment = xlCenter</text:p>
          <text:p text:style-name="P43"><text:s text:c="2"/>.WrapText = False</text:p>
          <text:p text:style-name="P44"><text:s text:c="2"/>.Orientation = 0</text:p>
          <text:p text:style-name="P45"><text:s text:c="2"/>.AddIndent = False</text:p>
          <text:p text:style-name="P46"><text:s text:c="2"/>.IndentLevel = 0</text:p>
          <text:p text:style-name="P47"><text:s text:c="2"/>.ShrinkToFit = False</text:p>
          <text:p text:style-name="P48"><text:s text:c="2"/>.ReadingOrder = xlContext</text:p>
          <text:p text:style-name="P49"><text:s text:c="2"/>.MergeCells = False</text:p>
          <text:p text:style-name="P50">End With</text:p>
          <text:p text:style-name="P51">With Selection</text:p>
          <text:p text:style-name="P52"><text:s text:c="2"/>.HorizontalAlignment = xlCenter</text:p>
          <text:p text:style-name="P53"><text:s text:c="2"/>.VerticalAlignment = xlCenter</text:p>
          <text:p text:style-name="P54"><text:s text:c="2"/>.WrapText = False</text:p>
          <text:p text:style-name="P55"><text:s text:c="2"/>.Orientation = 0</text:p>
          <text:p text:style-name="P56"><text:s text:c="2"/>.AddIndent = False</text:p>
          <text:p text:style-name="P57"><text:s text:c="2"/>.IndentLevel = 0</text:p>
          <text:p text:style-name="P58"><text:s text:c="2"/>.ShrinkToFit = False</text:p>
          <text:p text:style-name="P59"><text:s text:c="2"/>.ReadingOrder = xlContext</text:p>
          <text:p text:style-name="P60"><text:s text:c="2"/>.MergeCells = False</text:p>
          <text:p text:style-name="P61">End With</text:p>
          <text:p text:style-name="P37">Logo, podemos omiti-los para simplificar o script.<text:line-break/>Também podemos juntar os comandos de formatação de alinhamento da mesma célula dentro de um mesmo comando <text:span text:style-name="Source_Text">with selection</text:span>.<text:line-break/></text:p>
          <text:p text:style-name="P62">With Selection</text:p>
          <text:p text:style-name="P63"><text:s text:c="2"/>.HorizontalAlignment = xlCenter</text:p>
          <text:p text:style-name="P64"><text:s text:c="2"/>.VerticalAlignment = xlBottom</text:p>
          <text:p text:style-name="P65">End With</text:p>
        </text:list-item>
      </text:list>
      <text:p text:style-name="Pagebreak"/>
      <text:list text:style-name="L32">
        <text:list-item>
          <text:p text:style-name="P66">Zoom simplificado:<text:line-break/>Ao invés de passar de valor de zoom por valor de zoom.<text:line-break/></text:p>
          <text:p text:style-name="P67">ActiveWindow.Zoom = 110</text:p>
          <text:p text:style-name="P68">ActiveWindow.Zoom = 120</text:p>
          <text:p text:style-name="P69">ActiveWindow.Zoom = 130</text:p>
          <text:p text:style-name="P70">ActiveWindow.Zoom = 140</text:p>
          <text:p text:style-name="P71">ActiveWindow.Zoom = 150</text:p>
          <text:p text:style-name="P66">Podemos ir direto no valor de zoom desejado, eliminando assim as transições.<text:line-break/><text:span text:style-name="Source_Text">ActiveWindow.Zoom = 150</text:span><text:line-break/></text:p>
        </text:list-item>
      </text:list>
      <text:p text:style-name="Pagebreak"/>
      <text:h text:style-name="Heading_20_2" text:outline-level="2"><text:bookmark-start text:name="referência-relativa-ou-macro-relativa"/>2.8 Referência Relativa (ou Macro Relativa)<text:bookmark-end text:name="referência-relativa-ou-macro-relativa"/></text:h>
      <text:h text:style-name="Heading_20_3" text:outline-level="3"><text:bookmark-start text:name="referência-relativa"/>2.8.1 Referência Relativa<text:bookmark-end text:name="referência-relativa"/></text:h>
      <text:list text:style-name="L33">
        <text:list-item>
          <text:p text:style-name="P72">Quando ativado a opção “Usar referência relativa”, na aba “Desenvolvedor”, aplica a Macro onde o cursor esta ativo, ou usa o curso como referência.<text:line-break/></text:p>
        </text:list-item>
        <text:list-item>
          <text:p text:style-name="P72">Ex.: Se você gravar na célula A1 uma Macro que move o cursor para A3, com a opção “Usar referência relativa” ativada, a execução da Macro resultante na célula J6 moverá o cursor para J8.<text:line-break/></text:p>
        </text:list-item>
      </text:list>
      <text:h text:style-name="Heading_20_3" text:outline-level="3"><text:bookmark-start text:name="referência-absoluta"/>2.8.2 Referência Absoluta<text:bookmark-end text:name="referência-absoluta"/></text:h>
      <text:list text:style-name="L34">
        <text:list-item>
          <text:p text:style-name="P73">A forma tradicional com a opção “Usar referência relativa” desativada, é chamado de referência absoluta, onde a Macro apenas repete os comandos nas células|colunas|linhas selecionadas previamente estabelecidas.<text:line-break/></text:p>
        </text:list-item>
        <text:list-item>
          <text:p text:style-name="P73">Ex.: Se você gravar na célula A1 uma Macro que move o cursor para A3, com a opção “Usar referência relativa” desativada, a execução da Macro resultante na célula J6 moverá o cursor para A3.<text:line-break/></text:p>
        </text:list-item>
      </text:list>
      <text:h text:style-name="Heading_20_3" text:outline-level="3"><text:bookmark-start text:name="usando-referências-relativa-e-absoluta"/>2.8.3 Usando referências relativa e absoluta<text:bookmark-end text:name="usando-referências-relativa-e-absoluta"/></text:h>
      <text:list text:style-name="L35">
        <text:list-item>
          <text:p text:style-name="P74">Podemos usar as duas opções de referência durante a gravação de uma Macro, basta ativar e desativar a opção “Usar referência relativa” durante o processo de gravação.<text:line-break/></text:p>
        </text:list-item>
      </text:list>
      <text:p text:style-name="FigureWithCaption"><draw:frame draw:name="img16" style:rel-width="80.0%" style:rel-height="scale" svg:width="784.421052631579pt" svg:height="457.0105263157895pt"><draw:image xlink:href="Pictures/15.png" xlink:type="simple" xlink:show="embed" xlink:actuate="onLoad"/></draw:frame></text:p>
      <text:p text:style-name="FigureCaption">Opção de “Usar Referências Relativas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VBA</dc:title>
    <dc:description/>
    <dc:subject/>
    <meta:keyword/>
    <meta:initial-creator>Sergio Pedro R Oliveira</meta:initial-creator>
    <dc:creator>Sergio Pedro R Oliveira</dc:creator>
    <meta:creation-date>2024-01-27T01:52:58Z</meta:creation-date>
    <dc:date>2024-01-27T01:52:58Z</dc:date>
    <meta:user-defined meta:name="bibliography" meta:value-type="string">R_markdown/bibliografia_R.bib</meta:user-defined>
    <meta:user-defined meta:name="csl" meta:value-type="string">R_markdown/abnt.csl</meta:user-defined>
    <meta:user-defined meta:name="date" meta:value-type="string">26 janeiro 2024</meta:user-defined>
    <meta:user-defined meta:name="output" meta:value-type="string"/>
    <meta:user-defined meta:name="subtitle" meta:value-type="string">Estudo dirigido de Macro e VBA</meta:user-defined>
  </office:meta>
</office:document-meta>
</file>